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rebuchet MS" svg:font-family="'Trebuchet MS', arial, sans-serif"/>
    <style:font-face style:name="georgia" svg:font-family="georgia, serif"/>
    <style:font-face style:name="verdana" svg:font-family="verdana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21cm" fo:margin-left="-0.016cm" table:align="left"/>
    </style:style>
    <style:style style:name="Table1.A" style:family="table-column">
      <style:table-column-properties style:column-width="13.203cm"/>
    </style:style>
    <style:style style:name="Table1.B" style:family="table-column">
      <style:table-column-properties style:column-width="4.419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14.817cm"/>
    </style:style>
    <style:style style:name="Table2.B" style:family="table-column">
      <style:table-column-properties style:column-width="2.773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7.59cm" table:align="left"/>
    </style:style>
    <style:style style:name="Table3.A" style:family="table-column">
      <style:table-column-properties style:column-width="11.06cm"/>
    </style:style>
    <style:style style:name="Table3.B" style:family="table-column">
      <style:table-column-properties style:column-width="6.53cm"/>
    </style:style>
    <style:style style:name="Table3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style:line-height-at-least="0.423cm" fo:text-align="start" style:justify-single-word="false" fo:orphans="2" fo:widows="2"/>
    </style:style>
    <style:style style:name="P2" style:family="paragraph" style:parent-style-name="Text_20_body">
      <style:paragraph-properties style:line-height-at-least="0.423cm" fo:text-align="start" style:justify-single-word="false" fo:orphans="2" fo:widows="2"/>
      <style:text-properties fo:font-variant="normal" fo:text-transform="none" fo:color="#cedbdf" style:font-name="verdana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/>
      <style:text-properties fo:color="#000000"/>
    </style:style>
    <style:style style:name="P5" style:family="paragraph" style:parent-style-name="Text_20_body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6" style:family="paragraph" style:parent-style-name="Heading_20_2" style:list-style-name="L2">
      <style:paragraph-properties style:line-height-at-least="0.423cm" fo:text-align="start" style:justify-single-word="false" fo:orphans="2" fo:widows="2"/>
      <style:text-properties fo:font-variant="normal" fo:text-transform="none" fo:color="#b0dae9" style:font-name="Trebuchet MS" fo:font-size="9.75pt" fo:letter-spacing="normal" fo:font-style="normal" fo:font-weight="normal"/>
    </style:style>
    <style:style style:name="P7" style:family="paragraph" style:parent-style-name="Heading_20_2">
      <style:text-properties fo:font-variant="normal" fo:text-transform="none" fo:color="#000000" style:font-name="Trebuchet MS" fo:font-size="9.75pt" fo:letter-spacing="normal" fo:font-style="normal" fo:font-weight="normal"/>
    </style:style>
    <style:style style:name="P8" style:family="paragraph" style:parent-style-name="Heading_20_2" style:list-style-name="L3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variant="normal" fo:text-transform="none" fo:color="#b0dae9" style:font-name="Trebuchet MS" fo:font-size="9.75pt" fo:letter-spacing="normal" fo:font-style="normal" fo:font-weight="normal"/>
    </style:style>
    <style:style style:name="P9" style:family="paragraph" style:parent-style-name="Table_20_Contents">
      <style:paragraph-properties fo:text-align="center" style:justify-single-word="false"/>
      <style:text-properties fo:color="#7dc7ea" style:text-underline-style="solid" style:text-underline-width="auto" style:text-underline-color="font-color"/>
    </style:style>
    <style:style style:name="P10" style:family="paragraph" style:parent-style-name="Table_20_Contents">
      <style:text-properties fo:color="#800000"/>
    </style:style>
    <style:style style:name="P11" style:family="paragraph" style:parent-style-name="Table_20_Contents">
      <style:paragraph-properties fo:margin-top="0cm" fo:margin-bottom="0.499cm" style:contextual-spacing="false"/>
      <style:text-properties fo:color="#800000"/>
    </style:style>
    <style:style style:name="P12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800000" style:text-underline-style="solid" style:text-underline-width="auto" style:text-underline-color="font-color"/>
    </style:style>
    <style:style style:name="P13" style:family="paragraph" style:parent-style-name="Heading_20_3">
      <style:text-properties fo:color="#800000"/>
    </style:style>
    <style:style style:name="P14" style:family="paragraph" style:parent-style-name="Heading_20_3">
      <style:text-properties fo:color="#800000" style:font-name="Trebuchet MS"/>
    </style:style>
    <style:style style:name="T1" style:family="text">
      <style:text-properties fo:font-variant="normal" fo:text-transform="none" fo:color="#cedbdf" style:font-name="verdana" fo:font-size="9.75pt" fo:letter-spacing="normal" fo:font-style="normal" fo:font-weight="normal"/>
    </style:style>
    <style:style style:name="T2" style:family="text">
      <style:text-properties fo:font-variant="normal" fo:text-transform="none" style:text-underline-style="solid" style:text-underline-width="auto" style:text-underline-color="font-color"/>
    </style:style>
    <style:style style:name="T3" style:family="text">
      <style:text-properties fo:font-variant="normal" fo:text-transform="none" fo:color="#7dc7ea" style:text-underline-style="solid" style:text-underline-width="auto" style:text-underline-color="font-color"/>
    </style:style>
    <style:style style:name="T4" style:family="text">
      <style:text-properties fo:font-variant="normal" fo:text-transform="none" style:font-name="verdana" fo:font-size="9.75pt" fo:letter-spacing="normal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georgia" fo:font-style="italic"/>
    </style:style>
    <style:style style:name="T7" style:family="text">
      <style:text-properties style:font-name="Trebuchet MS"/>
    </style:style>
    <style:style style:name="T8" style:family="text">
      <style:text-properties fo:color="#9ed2e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7dc7ea" style:text-underline-style="solid" style:text-underline-width="auto" style:text-underline-color="font-color"/>
    </style:style>
    <style:style style:name="T11" style:family="text">
      <style:text-properties style:font-name="georgia" fo:font-style="italic"/>
    </style:style>
    <style:style style:name="T12" style:family="text">
      <style:text-properties style:font-name="georgia" fo:font-style="normal"/>
    </style:style>
    <style:style style:name="T13" style:family="text">
      <style:text-properties fo:font-weight="bold"/>
    </style:style>
    <style:style style:name="T14" style:family="text">
      <style:text-properties fo:color="#800000"/>
    </style:style>
    <style:style style:name="T15" style:family="text">
      <style:text-properties fo:color="#800000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32cm" fo:margin-right="0.132cm" fo:margin-top="0.132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65cm" fo:margin-right="0cm" fo:margin-top="0.132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line-break/>3d Surface</text:h>
      <text:p text:style-name="P4"><text:line-break/><text:span text:style-name="T4">MATLAB code to generate some parametric surfaces.Equation of the surface is mentioned on the image.</text:span></text:p>
      <text:p text:style-name="P3">The color of the surface in image may differ from that generated by the given MATLAB code. </text:p>
      <text:p text:style-name="P5">Click the thumbnail to get a larger vie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3" text:outline-level="3"><text:bookmark text:name="TOC-Mobius-Strip"/> <text:span text:style-name="T7">Mobius Strip</text:span></text:h>
            <text:p text:style-name="Table_20_Contents"><text:span text:style-name="T14"><text:line-break/></text:span><text:span text:style-name="Source_20_Text"><text:span text:style-name="T14">[u,v]=meshgrid(linspace(0,2*pi,250),linspace(-0.8,0.8,50));</text:span></text:span><text:span text:style-name="T14"><text:line-break/></text:span><text:span text:style-name="Source_20_Text"><text:span text:style-name="T14">t=1; %number of twist</text:span></text:span><text:span text:style-name="T14"><text:line-break/></text:span><text:span text:style-name="Source_20_Text"><text:span text:style-name="T14">surf(sin(u).*(2-v.*sin(t*u/2)),cos(u).*(2-v.*sin(t*u/2))...</text:span></text:span><text:span text:style-name="T14"><text:line-break/></text:span><text:span text:style-name="Source_20_Text"><text:span text:style-name="T14">         ,v.*cos(t*u/2),u...</text:span></text:span><text:span text:style-name="T14"><text:line-break/></text:span><text:span text:style-name="Source_20_Text"><text:span text:style-name="T14">         ,'edgecolor','none','facecolor',[0.5 0.5 0.5]);</text:span></text:span><text:span text:style-name="T14"><text:line-break/><text:line-break/></text:span><text:span text:style-name="Source_20_Text"><text:span text:style-name="T14">lighting phong</text:span></text:span><text:span text:style-name="T14"><text:line-break/></text:span><text:span text:style-name="Source_20_Text"><text:span text:style-name="T14">material([0.4447    0.6154    0.7919])</text:span></text:span><text:span text:style-name="T14"><text:line-break/></text:span><text:span text:style-name="Source_20_Text"><text:span text:style-name="T14">camlight headlight</text:span></text:span><text:span text:style-name="T14"><text:line-break/></text:span><text:span text:style-name="Source_20_Text"><text:span text:style-name="T14">daspect([1 1 1])<text:line-break/></text:span></text:span></text:p>
          </table:table-cell>
          <table:table-cell table:style-name="Table1.A1" office:value-type="string">
            <text:p text:style-name="P10"> <draw:frame draw:style-name="fr1" draw:name="graphics1" text:anchor-type="as-char" svg:width="2.646cm" svg:height="2.646cm" draw:z-index="4"><draw:image xlink:href="https://sites.google.com/site/workofap/_/rsrc/1316879785920/surface/mobiusstrip.png?height=100&amp;width=100" xlink:type="simple" xlink:show="embed" xlink:actuate="onLoad"/></draw:frame></text:p>
          </table:table-cell>
        </table:table-row>
        <table:table-row>
          <table:table-cell table:style-name="Table1.A1" office:value-type="string">
            <text:h text:style-name="P13" text:outline-level="3"><text:bookmark text:name="TOC-Swallow-Tail"/> <text:span text:style-name="T7">Swallow Tail</text:span></text:h>
            <text:p text:style-name="Table_20_Contents"><text:span text:style-name="Source_20_Text"><text:span text:style-name="T14"><text:line-break/>[u,v]=meshgrid(-2:0.05:2,-0.8:0.05:0.8);  </text:span></text:span><text:span text:style-name="T14"><text:line-break/></text:span><text:span text:style-name="Source_20_Text"><text:span text:style-name="T14">x=  u.*v.^2 + 3*v.^4; </text:span></text:span><text:span text:style-name="T14"><text:line-break/></text:span><text:span text:style-name="Source_20_Text"><text:span text:style-name="T14">y= -2.*u.*v - 4*v.^3;     </text:span></text:span><text:span text:style-name="T14"><text:line-break/></text:span><text:span text:style-name="Source_20_Text"><text:span text:style-name="T14">z= u;                        </text:span></text:span><text:span text:style-name="T14"><text:line-break/></text:span><text:span text:style-name="Source_20_Text"><text:span text:style-name="T14">surf(x,y,z...</text:span></text:span><text:span text:style-name="T14"><text:line-break/></text:span><text:span text:style-name="Source_20_Text"><text:span text:style-name="T14">     ,'facecolor',[0.5 0.76 0.1],'edgecolor','none');</text:span></text:span><text:span text:style-name="T14"><text:line-break/></text:span><text:span text:style-name="Source_20_Text"><text:span text:style-name="T14"><text:line-break/>lighting phong<text:line-break/>camlight headlight,camlight left</text:span></text:span><text:span text:style-name="T14"><text:line-break/></text:span><text:span text:style-name="Source_20_Text"><text:span text:style-name="T14">material dull<text:line-break/>axis off</text:span></text:span><text:span text:style-name="T14"><text:line-break/></text:span><text:span text:style-name="Source_20_Text"><text:span text:style-name="T14">daspect([1 1 1])</text:span></text:span></text:p>
          </table:table-cell>
          <table:table-cell table:style-name="Table1.A1" office:value-type="string">
            <text:p text:style-name="P10"> <text:line-break/><text:line-break/><text:line-break/><text:line-break/><text:span text:style-name="T9"><draw:a xlink:type="simple" xlink:href="https://sites.google.com/site/workofap/surface/Swallowtail.png?attredirects=0"><draw:frame draw:style-name="fr2" draw:name="graphics2" text:anchor-type="as-char" svg:width="2.646cm" svg:height="2.646cm" draw:z-index="5"><draw:image xlink:href="https://sites.google.com/site/workofap/_/rsrc/1316879724264/surface/Swallowtail.png?height=100&amp;width=100" xlink:type="simple" xlink:show="embed" xlink:actuate="onLoad"/></draw:frame></draw:a></text:span></text:p>
          </table:table-cell>
        </table:table-row>
        <table:table-row>
          <table:table-cell table:style-name="Table1.A1" office:value-type="string">
            <text:h text:style-name="P13" text:outline-level="3"><text:bookmark text:name="TOC-Bohemian-Dome"/> <text:span text:style-name="T7">Bohemian Dome</text:span></text:h>
            <text:p text:style-name="Table_20_Contents"><text:span text:style-name="T14"><text:line-break/></text:span><text:span text:style-name="Source_20_Text"><text:span text:style-name="T14">[u,v]=meshgrid(-2*pi:0.05:2*pi,-2*pi:0.05:pi);</text:span></text:span><text:span text:style-name="T14"><text:line-break/></text:span><text:span text:style-name="Source_20_Text"><text:span text:style-name="T14">A=0.5;B=1.5;C=1;</text:span></text:span><text:span text:style-name="T14"><text:line-break/></text:span><text:span text:style-name="Source_20_Text"><text:span text:style-name="T14">surf(A*cos(u),B*cos(v)+A*sin(u),C*sin(v)...</text:span></text:span><text:span text:style-name="T14"><text:line-break/></text:span><text:soft-page-break/><text:span text:style-name="Source_20_Text"><text:span text:style-name="T14">     ,'facecolor',[0.1 0.67 0.89],'edgecolor','none');</text:span></text:span><text:span text:style-name="T14"><text:line-break/><text:line-break/></text:span><text:span text:style-name="Source_20_Text"><text:span text:style-name="T14">camlight headlight,camlight left,camlight(1,-90)</text:span></text:span><text:span text:style-name="T14"><text:line-break/></text:span><text:span text:style-name="Source_20_Text"><text:span text:style-name="T14">material metal<text:line-break/>axis off     </text:span></text:span><text:span text:style-name="T14"><text:line-break/></text:span><text:span text:style-name="Source_20_Text"><text:span text:style-name="T14">daspect([1 1 1]) </text:span></text:span></text:p>
          </table:table-cell>
          <table:table-cell table:style-name="Table1.A1" office:value-type="string">
            <text:p text:style-name="P10"> <text:line-break/><text:line-break/><text:line-break/><text:soft-page-break/><text:span text:style-name="T9"><draw:a xlink:type="simple" xlink:href="https://sites.google.com/site/workofap/surface/surf5.png?attredirects=0"><draw:frame draw:style-name="fr1" draw:name="graphics3" text:anchor-type="as-char" svg:width="2.646cm" svg:height="2.646cm" draw:z-index="6"><draw:image xlink:href="https://sites.google.com/site/workofap/_/rsrc/1316857629309/surface/surf5.png?height=100&amp;width=100" xlink:type="simple" xlink:show="embed" xlink:actuate="onLoad"/></draw:frame></draw:a></text:span></text:p>
          </table:table-cell>
        </table:table-row>
        <table:table-row>
          <table:table-cell table:style-name="Table1.A1" office:value-type="string">
            <text:h text:style-name="P13" text:outline-level="3"><text:bookmark text:name="TOC-Enneper-Surface"/> <text:span text:style-name="T7">Enneper Surface</text:span></text:h>
            <text:p text:style-name="Table_20_Contents"><text:span text:style-name="T14"><text:line-break/></text:span><text:span text:style-name="Source_20_Text"><text:span text:style-name="T14">numPoint=50;</text:span></text:span><text:span text:style-name="T14"><text:line-break/></text:span><text:span text:style-name="Source_20_Text"><text:span text:style-name="T14">z = cplxgrid(100);</text:span></text:span><text:span text:style-name="T14"><text:line-break/></text:span><text:span text:style-name="Source_20_Text"><text:span text:style-name="T14">x=real(z);</text:span></text:span><text:span text:style-name="T14"><text:line-break/></text:span><text:span text:style-name="Source_20_Text"><text:span text:style-name="T14">y=imag(z);</text:span></text:span><text:span text:style-name="T14"><text:line-break/><text:line-break/></text:span><text:span text:style-name="Source_20_Text"><text:span text:style-name="T14">r=1.1*abs(z);</text:span></text:span><text:span text:style-name="T14"><text:line-break/></text:span><text:span text:style-name="Source_20_Text"><text:span text:style-name="T14">phi=angle(z);</text:span></text:span><text:span text:style-name="T14"><text:line-break/></text:span><text:span text:style-name="Source_20_Text"><text:span text:style-name="T14">n =5;</text:span></text:span><text:span text:style-name="T14"><text:line-break/><text:line-break/></text:span><text:span text:style-name="Source_20_Text"><text:span text:style-name="T14">x=r.* cos(phi)-r.^(2*n - 1).*cos((2*n - 1)*phi)./(2*n - 1);</text:span></text:span><text:span text:style-name="T14"><text:line-break/></text:span><text:span text:style-name="Source_20_Text"><text:span text:style-name="T14">y=r.* sin(phi)+r.^(2*n - 1).*sin((2*n - 1)*phi)./(2*n - 1);</text:span></text:span><text:span text:style-name="T14"><text:line-break/></text:span><text:span text:style-name="Source_20_Text"><text:span text:style-name="T14">z=2*r.^n.*cos(n.*phi)./n;</text:span></text:span><text:span text:style-name="T14"><text:line-break/></text:span><text:span text:style-name="Source_20_Text"><text:span text:style-name="T14">surf(x,y,z,phi)</text:span></text:span><text:span text:style-name="T14"><text:line-break/><text:line-break/></text:span><text:span text:style-name="Source_20_Text"><text:span text:style-name="T14">%code for outer tube</text:span></text:span><text:span text:style-name="T14"><text:line-break/></text:span><text:span text:style-name="Source_20_Text"><text:span text:style-name="T14">rth=linspace(0,2.01*pi,300);</text:span></text:span><text:span text:style-name="T14"><text:line-break/></text:span><text:span text:style-name="Source_20_Text"><text:span text:style-name="T14">rradi = 1.1*ones(1,300);</text:span></text:span><text:span text:style-name="T14"><text:line-break/><text:line-break/></text:span><text:span text:style-name="Source_20_Text"><text:span text:style-name="T14">rx=rradi.* cos(rth)-rradi.^(2*n - 1).*cos((2*n - 1)*rth)./(2*n - 1);</text:span></text:span><text:span text:style-name="T14"><text:line-break/></text:span><text:span text:style-name="Source_20_Text"><text:span text:style-name="T14">ry=rradi.* sin(rth)+rradi.^(2*n - 1).*sin((2*n - 1)*rth)./(2*n - 1);</text:span></text:span><text:span text:style-name="T14"><text:line-break/></text:span><text:span text:style-name="Source_20_Text"><text:span text:style-name="T14">rz=2*rradi.^n.*cos(n.*rth)./n;</text:span></text:span><text:span text:style-name="T14"><text:line-break/><text:line-break/></text:span><text:span text:style-name="Source_20_Text"><text:span text:style-name="T14">cmap = makeColorMap(rand(1,3),rand(1,3),rand(1,3),128);</text:span></text:span><text:span text:style-name="T14"><text:line-break/></text:span><text:span text:style-name="Source_20_Text"><text:span text:style-name="T14">shading interp</text:span></text:span><text:span text:style-name="T14"><text:line-break/></text:span><text:span text:style-name="Source_20_Text"><text:span text:style-name="T14">colormap([cmap ; flipud(cmap)]);</text:span></text:span><text:span text:style-name="T14"><text:line-break/><text:line-break/></text:span><text:span text:style-name="Source_20_Text"><text:span text:style-name="T14">tubeLines = {[rx' ry' rz']};</text:span></text:span><text:span text:style-name="T14"><text:line-break/></text:span><text:span text:style-name="Source_20_Text"><text:span text:style-name="T14">daspect([1 1 1])</text:span></text:span><text:span text:style-name="T14"><text:line-break/><text:line-break/></text:span><text:span text:style-name="Source_20_Text"><text:span text:style-name="T14">h=streamtube(tubeLines,0.2,[1 70]);</text:span></text:span><text:span text:style-name="T14"><text:line-break/></text:span><text:span text:style-name="Source_20_Text"><text:span text:style-name="T14">set(h,'edgecolor','none','facecolor',[0.8 0.8 0.8]);</text:span></text:span><text:span text:style-name="T14"><text:line-break/></text:span><text:span text:style-name="Source_20_Text"><text:span text:style-name="T14">axis equal</text:span></text:span><text:span text:style-name="T14"><text:line-break/></text:span><text:soft-page-break/><text:span text:style-name="T14"><text:line-break/></text:span><text:span text:style-name="Source_20_Text"><text:span text:style-name="T14">lighting phong</text:span></text:span><text:span text:style-name="T14"><text:line-break/></text:span><text:span text:style-name="Source_20_Text"><text:span text:style-name="T14">camlight headlight</text:span></text:span><text:span text:style-name="T14"><text:line-break/></text:span><text:span text:style-name="Source_20_Text"><text:span text:style-name="T14">axis off</text:span></text:span></text:p>
          </table:table-cell>
          <table:table-cell table:style-name="Table1.A1" office:value-type="string">
            <text:p text:style-name="P11">  <text:line-break/></text:p>
            <text:p text:style-name="P12"><draw:a xlink:type="simple" xlink:href="https://sites.google.com/site/workofap/surface/ennepersSurface.png?attredirects=0"><draw:frame draw:style-name="fr1" draw:name="graphics4" text:anchor-type="as-char" svg:width="2.646cm" svg:height="2.646cm" draw:z-index="7"><draw:image xlink:href="https://sites.google.com/site/workofap/_/rsrc/1317128110553/surface/ennepersSurface.png?height=100&amp;width=100" xlink:type="simple" xlink:show="embed" xlink:actuate="onLoad"/></draw:frame></draw:a></text:p>
          </table:table-cell>
        </table:table-row>
        <table:table-row>
          <table:table-cell table:style-name="Table1.A1" office:value-type="string">
            <text:h text:style-name="P14" text:outline-level="3"><text:bookmark text:name="TOC-Torus"/>Torus</text:h>
            <text:p text:style-name="Table_20_Contents"><text:span text:style-name="T14"><text:line-break/></text:span><text:span text:style-name="Source_20_Text"><text:span text:style-name="T14">[U,V]=meshgrid(linspace(-2*pi,2*pi,100));</text:span></text:span><text:span text:style-name="T14"><text:line-break/></text:span><text:span text:style-name="Source_20_Text"><text:span text:style-name="T14">x=(7+3*cos(V)).*cos(U);</text:span></text:span><text:span text:style-name="T14"><text:line-break/></text:span><text:span text:style-name="Source_20_Text"><text:span text:style-name="T14">y=(7+3*cos(V)).*sin(U);</text:span></text:span><text:span text:style-name="T14"><text:line-break/></text:span><text:span text:style-name="Source_20_Text"><text:span text:style-name="T14">z= 3*sin(V);</text:span></text:span><text:span text:style-name="T14"><text:line-break/></text:span><text:span text:style-name="Source_20_Text"><text:span text:style-name="T14">surf(x,y,z,'facelighting','phong','edgecolor','none','facecolor',[0.5 0.5 0.5]);</text:span></text:span><text:span text:style-name="T14"><text:line-break/></text:span><text:span text:style-name="Source_20_Text"><text:span text:style-name="T14">material([0.2259    0.5798    0.7604]);</text:span></text:span><text:span text:style-name="T14"><text:line-break/></text:span><text:span text:style-name="Source_20_Text"><text:span text:style-name="T14">camlight headlight,camlight left</text:span></text:span><text:span text:style-name="T14"><text:line-break/></text:span><text:span text:style-name="Source_20_Text"><text:span text:style-name="T14">axis off equal</text:span></text:span></text:p>
          </table:table-cell>
          <table:table-cell table:style-name="Table1.A1" office:value-type="string">
            <text:p text:style-name="P10"> <text:span text:style-name="T9"><draw:a xlink:type="simple" xlink:href="https://sites.google.com/site/workofap/surface/torus.png?attredirects=0"><draw:frame draw:style-name="fr1" draw:name="graphics5" text:anchor-type="as-char" svg:width="2.646cm" svg:height="2.646cm" draw:z-index="8"><draw:image xlink:href="https://sites.google.com/site/workofap/_/rsrc/1316885612521/surface/torus.png?height=100&amp;width=100" xlink:type="simple" xlink:show="embed" xlink:actuate="onLoad"/></draw:frame></draw:a></text:span></text:p>
          </table:table-cell>
        </table:table-row>
        <table:table-row>
          <table:table-cell table:style-name="Table1.A1" office:value-type="string">
            <text:h text:style-name="P13" text:outline-level="3"><text:bookmark text:name="TOC-Astroidal-Ellipsoid"/> <text:span text:style-name="T7">Astroidal Ellipsoid</text:span></text:h>
            <text:p text:style-name="Table_20_Contents"><text:span text:style-name="T14"><text:line-break/></text:span><text:span text:style-name="Source_20_Text"><text:span text:style-name="T14">[u,v]=meshgrid(-2*pi:0.05:2*pi,-2*pi:0.05:2*pi);</text:span></text:span><text:span text:style-name="T14"><text:line-break/></text:span><text:span text:style-name="Source_20_Text"><text:span text:style-name="T14">surf(cos(u).^3.*cos(v).^3,sin(u).^3.*cos(v).^3,sin(v).^3 ...</text:span></text:span><text:span text:style-name="T14"><text:line-break/></text:span><text:span text:style-name="Source_20_Text"><text:span text:style-name="T14">      ,'facecolor',[0.87 0.2 0.78],'edgecolor','none');</text:span></text:span><text:span text:style-name="T14"><text:line-break/></text:span><text:span text:style-name="Source_20_Text"><text:span text:style-name="T14">        </text:span></text:span><text:span text:style-name="T14"><text:line-break/></text:span><text:span text:style-name="Source_20_Text"><text:span text:style-name="T14">lighting phong</text:span></text:span><text:span text:style-name="T14"><text:line-break/></text:span><text:span text:style-name="Source_20_Text"><text:span text:style-name="T14">material(0.4447    0.6154    0.7919)</text:span></text:span><text:span text:style-name="T14"><text:line-break/></text:span><text:span text:style-name="Source_20_Text"><text:span text:style-name="T14">camlight headlight,camlight left</text:span></text:span><text:span text:style-name="T14"><text:line-break/></text:span><text:span text:style-name="Source_20_Text"><text:span text:style-name="T14">axis off </text:span></text:span></text:p>
          </table:table-cell>
          <table:table-cell table:style-name="Table1.A1" office:value-type="string">
            <text:p text:style-name="P10">                      <text:span text:style-name="T11"><text:line-break/><text:line-break/>                          </text:span><text:span text:style-name="T2"><draw:a xlink:type="simple" xlink:href="https://sites.google.com/site/workofap/surface/astroidalellipsoid.png?attredirects=0"><draw:frame draw:style-name="fr3" draw:name="graphics6" text:anchor-type="as-char" svg:width="2.646cm" svg:height="2.646cm" draw:z-index="9"><draw:image xlink:href="https://sites.google.com/site/workofap/_/rsrc/1317028044719/surface/astroidalellipsoid.png?height=100&amp;width=100" xlink:type="simple" xlink:show="embed" xlink:actuate="onLoad"/></draw:frame></draw:a></text:span></text:p>
          </table:table-cell>
        </table:table-row>
        <table:table-row>
          <table:table-cell table:style-name="Table1.A1" office:value-type="string">
            <text:h text:style-name="P13" text:outline-level="3"><text:bookmark text:name="TOC-Mobius-Strip1"/> <text:span text:style-name="T7">Mobius Strip</text:span></text:h>
            <text:p text:style-name="Table_20_Contents"><text:span text:style-name="T14"><text:line-break/></text:span><text:span text:style-name="Source_20_Text"><text:span text:style-name="T14">[u,v]=meshgrid(linspace(0,2*pi,250),linspace(-0.8,0.8,50));</text:span></text:span><text:span text:style-name="T14"><text:line-break/></text:span><text:span text:style-name="Source_20_Text"><text:span text:style-name="T14">t=4; %twist</text:span></text:span><text:span text:style-name="T14"><text:line-break/></text:span><text:span text:style-name="Source_20_Text"><text:span text:style-name="T14">surf(sin(u).*(2-v.*sin(t*u/2)),cos(u).*(2-v.*sin(t*u/2))...</text:span></text:span><text:span text:style-name="T14"><text:line-break/></text:span><text:span text:style-name="Source_20_Text"><text:span text:style-name="T14">         ,v.*cos(t*u/2),u...</text:span></text:span><text:span text:style-name="T14"><text:line-break/></text:span><text:span text:style-name="Source_20_Text"><text:span text:style-name="T14">         ,'edgecolor','none','facecolor',[0.5 0.5 0.5]);</text:span></text:span><text:span text:style-name="T14"><text:line-break/><text:line-break/></text:span><text:span text:style-name="Source_20_Text"><text:span text:style-name="T14">lighting phong</text:span></text:span><text:span text:style-name="T14"><text:line-break/></text:span><text:span text:style-name="Source_20_Text"><text:span text:style-name="T14">material([0.4447    0.6154    0.7919])</text:span></text:span><text:span text:style-name="T14"><text:line-break/></text:span><text:span text:style-name="Source_20_Text"><text:span text:style-name="T14">camlight headlight</text:span></text:span><text:span text:style-name="T14"><text:line-break/></text:span><text:span text:style-name="Source_20_Text"><text:span text:style-name="T14">daspect([1 1 1]) </text:span></text:span></text:p>
          </table:table-cell>
          <table:table-cell table:style-name="Table1.A1" office:value-type="string">
            <text:p text:style-name="P10"> <text:span text:style-name="T2"><draw:a xlink:type="simple" xlink:href="https://sites.google.com/site/workofap/surface/mobiusstrip3.png?attredirects=0"><draw:frame draw:style-name="fr2" draw:name="graphics7" text:anchor-type="as-char" svg:width="2.646cm" svg:height="2.646cm" draw:z-index="10"><draw:image xlink:href="https://sites.google.com/site/workofap/_/rsrc/1316879819879/surface/mobiusstrip3.png?height=100&amp;width=100" xlink:type="simple" xlink:show="embed" xlink:actuate="onLoad"/></draw:frame></draw:a></text:span></text:p>
          </table:table-cell>
        </table:table-row>
        <table:table-row>
          <table:table-cell table:style-name="Table1.A1" office:value-type="string">
            <text:h text:style-name="P13" text:outline-level="3"><text:bookmark text:name="TOC-Water-Drop"/> <text:span text:style-name="T7">Water Drop</text:span><text:soft-page-break/></text:h>
            <text:p text:style-name="Table_20_Contents"><text:span text:style-name="T14"><text:line-break/></text:span><text:span text:style-name="Source_20_Text"><text:span text:style-name="T14">[u,v]=meshgrid(linspace(0,2*pi,100),linspace(-5,4.4444,100));</text:span></text:span><text:span text:style-name="T14"><text:line-break/></text:span><text:span text:style-name="Source_20_Text"><text:span text:style-name="T14"><text:line-break/>x =v.^2.*sqrt((4-0.9.*v)./2).*cos(u);</text:span></text:span><text:span text:style-name="T14"><text:line-break/></text:span><text:span text:style-name="Source_20_Text"><text:span text:style-name="T14">y =v.^2.*sqrt((4-0.9.*v)./2).*sin(u);</text:span></text:span><text:span text:style-name="T14"><text:line-break/></text:span><text:span text:style-name="Source_20_Text"><text:span text:style-name="T14">z =v;</text:span></text:span><text:span text:style-name="T14"><text:line-break/><text:line-break/></text:span><text:span text:style-name="Source_20_Text"><text:span text:style-name="T14">surf(x,y,z,z,'edgecolor','none','facecolor',[0.3 0.5 0.9]); </text:span></text:span><text:span text:style-name="T14"><text:line-break/></text:span><text:span text:style-name="Source_20_Text"><text:span text:style-name="T14">camlight headlight,camlight(1,-90)</text:span></text:span><text:span text:style-name="T14"><text:line-break/></text:span><text:span text:style-name="Source_20_Text"><text:span text:style-name="T14">material([0.7 0.4 0.6]);   </text:span></text:span><text:span text:style-name="T14"><text:line-break/></text:span><text:span text:style-name="Source_20_Text"><text:span text:style-name="T14">daspect([1 1 0.1])</text:span></text:span></text:p>
          </table:table-cell>
          <table:table-cell table:style-name="Table1.A1" office:value-type="string">
            <text:p text:style-name="P10"> <text:line-break/><text:line-break/><text:soft-page-break/><text:line-break/><text:line-break/><text:span text:style-name="T9"><draw:a xlink:type="simple" xlink:href="https://sites.google.com/site/workofap/surface/waterdrop.png?attredirects=0"><draw:frame draw:style-name="fr1" draw:name="graphics8" text:anchor-type="as-char" svg:width="2.646cm" svg:height="2.646cm" draw:z-index="11"><draw:image xlink:href="https://sites.google.com/site/workofap/_/rsrc/1316885638263/surface/waterdrop.png?height=100&amp;width=100" xlink:type="simple" xlink:show="embed" xlink:actuate="onLoad"/></draw:frame></draw:a></text:span></text:p>
          </table:table-cell>
        </table:table-row>
        <table:table-row>
          <table:table-cell table:style-name="Table1.A1" office:value-type="string">
            <text:p text:style-name="Table_20_Contents"><text:span text:style-name="T15">Spiral Wave surface</text:span><text:span text:style-name="T14"><text:line-break/> <text:line-break/></text:span><text:span text:style-name="Source_20_Text"><text:span text:style-name="T14">[x,y]=meshgrid(linspace(-5,5,100));</text:span></text:span><text:span text:style-name="T14"><text:line-break/></text:span><text:span text:style-name="Source_20_Text"><text:span text:style-name="T14">R=(x.*x+y.*y).^0.5;c=rand(1,3);</text:span></text:span><text:span text:style-name="T14"><text:line-break/></text:span><text:span text:style-name="Source_20_Text"><text:span text:style-name="T14">h=surf(x,y,1./(1+R).*(x.*sin(4*R)+y.*cos(4*R))...</text:span></text:span><text:span text:style-name="T14"><text:line-break/></text:span><text:span text:style-name="Source_20_Text"><text:span text:style-name="T14">         ,'facecolor',[0.4 0.7 0.8],'edgecolor','none');</text:span></text:span><text:span text:style-name="T14"><text:line-break/><text:line-break/></text:span><text:span text:style-name="Source_20_Text"><text:span text:style-name="T14">lighting phong, camlight headlight,camlight left</text:span></text:span><text:span text:style-name="T14"><text:line-break/></text:span><text:span text:style-name="Source_20_Text"><text:span text:style-name="T14">material metal</text:span></text:span><text:span text:style-name="T14"><text:line-break/></text:span><text:span text:style-name="Source_20_Text"><text:span text:style-name="T14">axis off equal</text:span></text:span></text:p>
          </table:table-cell>
          <table:table-cell table:style-name="Table1.A1" office:value-type="string">
            <text:p text:style-name="P10"> <text:span text:style-name="T9"><draw:a xlink:type="simple" xlink:href="https://sites.google.com/site/workofap/surface/surf17.png?attredirects=0"><draw:frame draw:style-name="fr1" draw:name="graphics9" text:anchor-type="as-char" svg:width="2.646cm" svg:height="2.646cm" draw:z-index="12"><draw:image xlink:href="https://sites.google.com/site/workofap/_/rsrc/1317128065088/surface/surf17.png?height=100&amp;width=100" xlink:type="simple" xlink:show="embed" xlink:actuate="onLoad"/></draw:frame></draw:a></text:span></text:p>
          </table:table-cell>
        </table:table-row>
        <table:table-row>
          <table:table-cell table:style-name="Table1.A1" office:value-type="string">
            <text:p text:style-name="Table_20_Contents"><text:span text:style-name="T15">Unknown<text:line-break/><text:line-break/></text:span><text:span text:style-name="Source_20_Text"><text:span text:style-name="T14">[u,v]=meshgrid(-0.1:0.02:2*pi);</text:span></text:span><text:span text:style-name="T14"><text:line-break/></text:span><text:span text:style-name="Source_20_Text"><text:span text:style-name="T14">surf(cos(u).*(-1 + 3*cos(v))...</text:span></text:span><text:span text:style-name="T14"><text:line-break/></text:span><text:span text:style-name="Source_20_Text"><text:span text:style-name="T14">    ,sin(u).*( 1 + 3*cos(v))...</text:span></text:span><text:span text:style-name="T14"><text:line-break/></text:span><text:span text:style-name="Source_20_Text"><text:span text:style-name="T14">    ,1.3* sin(v)...</text:span></text:span><text:span text:style-name="T14"><text:line-break/></text:span><text:span text:style-name="Source_20_Text"><text:span text:style-name="T14">    ,'facecolor',rand(1,3),'edgecolor','none');</text:span></text:span><text:span text:style-name="T14"><text:line-break/></text:span><text:span text:style-name="Source_20_Text"><text:span text:style-name="T14">camlight headlight,camlight left</text:span></text:span><text:span text:style-name="T14"><text:line-break/></text:span><text:span text:style-name="Source_20_Text"><text:span text:style-name="T14">material metal</text:span></text:span><text:span text:style-name="T14"><text:line-break/></text:span><text:span text:style-name="Source_20_Text"><text:span text:style-name="T14">daspect([1 1 1])</text:span></text:span></text:p>
          </table:table-cell>
          <table:table-cell table:style-name="Table1.A1" office:value-type="string">
            <text:p text:style-name="P10"> <text:line-break/><text:span text:style-name="T9"><draw:a xlink:type="simple" xlink:href="https://sites.google.com/site/workofap/surface/surf2.png?attredirects=0"><draw:frame draw:style-name="fr1" draw:name="graphics10" text:anchor-type="as-char" svg:width="2.646cm" svg:height="2.646cm" draw:z-index="13"><draw:image xlink:href="https://sites.google.com/site/workofap/_/rsrc/1316857566640/surface/surf2.png?height=100&amp;width=100" xlink:type="simple" xlink:show="embed" xlink:actuate="onLoad"/></draw:frame></draw:a></text:span></text:p>
          </table:table-cell>
        </table:table-row>
        <table:table-row>
          <table:table-cell table:style-name="Table1.A1" office:value-type="string">
            <text:p text:style-name="Table_20_Contents"><text:span text:style-name="T15">Unknown</text:span><text:span text:style-name="T14"><text:line-break/><text:line-break/></text:span><text:span text:style-name="Source_20_Text"><text:span text:style-name="T14">[u,v]=meshgrid(-pi:0.03:pi,-pi:0.03:pi);    </text:span></text:span><text:span text:style-name="T14"><text:line-break/></text:span><text:span text:style-name="Source_20_Text"><text:span text:style-name="T14">surf(u.*v.*sin(3*v),v,u.*v.*cos(3*v)...</text:span></text:span><text:span text:style-name="T14"><text:line-break/></text:span><text:span text:style-name="Source_20_Text"><text:span text:style-name="T14">    ,'facecolor',rand(1,3),'edgecolor','none');</text:span></text:span><text:span text:style-name="T14"><text:line-break/></text:span><text:span text:style-name="Source_20_Text"><text:span text:style-name="T14">camlight headlight,camlight left<text:line-break/>material dull</text:span></text:span></text:p>
          </table:table-cell>
          <table:table-cell table:style-name="Table1.A1" office:value-type="string">
            <text:p text:style-name="P10"> <text:span text:style-name="T2"><draw:a xlink:type="simple" xlink:href="https://sites.google.com/site/workofap/surface/surf1.png?attredirects=0"><draw:frame draw:style-name="fr2" draw:name="graphics11" text:anchor-type="as-char" svg:width="2.646cm" svg:height="2.646cm" draw:z-index="14"><draw:image xlink:href="https://sites.google.com/site/workofap/_/rsrc/1316857505167/surface/surf1.png?height=100&amp;width=100" xlink:type="simple" xlink:show="embed" xlink:actuate="onLoad"/></draw:frame></draw:a></text:span></text:p>
          </table:table-cell>
        </table:table-row>
      </table:table>
      <text:p text:style-name="P1"/>
      <text:list xml:id="list1356374238" text:style-name="L2">
        <text:list-item>
          <text:list>
            <text:list-item>
              <text:h text:style-name="P6" text:outline-level="2"><text:bookmark text:name="TOC-3d-Knots"/>3d Knots 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ource_20_Text"><text:span text:style-name="T8">p=2;</text:span></text:span><text:line-break/><text:soft-page-break/><text:span text:style-name="Source_20_Text"><text:span text:style-name="T8">q=5;</text:span></text:span><text:line-break/><text:line-break/><text:span text:style-name="Source_20_Text"><text:span text:style-name="T8">t=linspace(0,2*p*pi,500);</text:span></text:span><text:line-break/><text:span text:style-name="Source_20_Text"><text:span text:style-name="T8">x=(2+cos(q/p*t)).*cos(t);</text:span></text:span><text:line-break/><text:span text:style-name="Source_20_Text"><text:span text:style-name="T8">y=(2+cos(q/p*t)).*sin(t);</text:span></text:span><text:line-break/><text:span text:style-name="Source_20_Text"><text:span text:style-name="T8">z=sin(q/p*t);</text:span></text:span><text:line-break/><text:line-break/><text:span text:style-name="Source_20_Text"><text:span text:style-name="T8">verts = {[x' y' z']};</text:span></text:span><text:line-break/><text:span text:style-name="Source_20_Text"><text:span text:style-name="T8">h=streamtube(verts,0.5);</text:span></text:span><text:line-break/><text:span text:style-name="Source_20_Text"><text:span text:style-name="T8">set(h,'Facecolor',[0.6072    0.6299    0.3705],'edgecolor','none');</text:span></text:span><text:line-break/><text:line-break/><text:span text:style-name="Source_20_Text"><text:span text:style-name="T8">lighting phong</text:span></text:span><text:line-break/><text:span text:style-name="Source_20_Text"><text:span text:style-name="T8">material dull</text:span></text:span><text:line-break/><text:span text:style-name="Source_20_Text"><text:span text:style-name="T8">camlight headlight</text:span></text:span><text:line-break/><text:line-break/><text:span text:style-name="Source_20_Text"><text:span text:style-name="T8">axis off equal</text:span></text:span><text:line-break/><text:span text:style-name="Source_20_Text"><text:span text:style-name="T8">view(3)</text:span></text:span></text:p>
          </table:table-cell>
          <table:table-cell table:style-name="Table2.A1" office:value-type="string">
            <text:p text:style-name="Table_20_Contents"> </text:p>
            <text:p text:style-name="P9"><text:soft-page-break/><draw:a xlink:type="simple" xlink:href="https://sites.google.com/site/workofap/surface/knot_p2_q5.png?attredirects=0"><draw:frame draw:style-name="fr1" draw:name="graphics12" text:anchor-type="as-char" svg:width="2.646cm" svg:height="2.646cm" draw:z-index="0"><draw:image xlink:href="https://sites.google.com/site/workofap/_/rsrc/1317127924917/surface/knot_p2_q5.png?height=100&amp;width=100" xlink:type="simple" xlink:show="embed" xlink:actuate="onLoad"/></draw:frame></draw:a></text:p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8">p=2;q=9;</text:span></text:span></text:p>
          </table:table-cell>
          <table:table-cell table:style-name="Table2.A1" office:value-type="string">
            <text:p text:style-name="Table_20_Contents"> </text:p>
            <text:p text:style-name="P9"><draw:a xlink:type="simple" xlink:href="https://sites.google.com/site/workofap/surface/knot_p2_q9.png?attredirects=0"><draw:frame draw:style-name="fr1" draw:name="graphics13" text:anchor-type="as-char" svg:width="2.646cm" svg:height="2.646cm" draw:z-index="1"><draw:image xlink:href="https://sites.google.com/site/workofap/_/rsrc/1317127982231/surface/knot_p2_q9.png?height=100&amp;width=100" xlink:type="simple" xlink:show="embed" xlink:actuate="onLoad"/></draw:frame></draw:a></text:p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8">p=4;q=3;</text:span></text:span></text:p>
          </table:table-cell>
          <table:table-cell table:style-name="Table2.A1" office:value-type="string">
            <text:p text:style-name="Table_20_Contents"> </text:p>
            <text:p text:style-name="P9"><draw:a xlink:type="simple" xlink:href="https://sites.google.com/site/workofap/surface/knot_p4_q3.png?attredirects=0"><draw:frame draw:style-name="fr1" draw:name="graphics14" text:anchor-type="as-char" svg:width="2.646cm" svg:height="2.646cm" draw:z-index="2"><draw:image xlink:href="https://sites.google.com/site/workofap/_/rsrc/1317128020665/surface/knot_p4_q3.png?height=100&amp;width=100" xlink:type="simple" xlink:show="embed" xlink:actuate="onLoad"/></draw:frame></draw:a></text:p>
          </table:table-cell>
        </table:table-row>
      </table:table>
      <text:p text:style-name="P2"/>
      <text:list xml:id="list1085476205" text:style-name="L3">
        <text:list-item>
          <text:list>
            <text:list-item>
              <text:h text:style-name="P8" text:outline-level="2"><text:bookmark text:name="TOC-Stereographic-Projection"/>Stereographic Projection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MATLAB code to project an image on a sphere.<text:line-break/>testImage.png must be present in your current MATLAB directory.<text:line-break/>x,y,z are original coordinates,X,Y,Z are projected coordinates.<text:line-break/><text:line-break/><text:span text:style-name="Source_20_Text"><text:span text:style-name="T8">[x,y]=meshgrid(linspace(-pi,pi,200));</text:span></text:span><text:line-break/><text:line-break/><text:span text:style-name="Source_20_Text"><text:span text:style-name="T8">%formula for projection</text:span></text:span><text:line-break/><text:span text:style-name="Source_20_Text"><text:span text:style-name="T8">X=(2*x)./(1+x.^2+y.^2);</text:span></text:span><text:line-break/><text:span text:style-name="Source_20_Text"><text:span text:style-name="T8">Y=(2*y)./(1+x.^2+y.^2);</text:span></text:span><text:line-break/><text:span text:style-name="Source_20_Text"><text:span text:style-name="T8">Z=(-1+x.^2+y.^2)./(1+x.^2+y.^2);</text:span></text:span><text:line-break/><text:line-break/><text:span text:style-name="Source_20_Text"><text:span text:style-name="T8">img=imread('testImage.png');</text:span></text:span><text:line-break/><text:soft-page-break/><text:span text:style-name="Source_20_Text"><text:span text:style-name="T8">hold on</text:span></text:span><text:line-break/><text:span text:style-name="Source_20_Text"><text:span text:style-name="T8">h=warp(X,Y,Z,img);</text:span></text:span> <text:span text:style-name="Source_20_Text"><text:span text:style-name="T8">%projected image</text:span></text:span><text:line-break/><text:span text:style-name="Source_20_Text"><text:span text:style-name="T8">warp(x,y,-1*ones(size(x)),img); %default image<text:line-break/>hold off</text:span></text:span><text:line-break/><text:span text:style-name="Source_20_Text"><text:span text:style-name="T8">axis equal</text:span></text:span><text:line-break/><text:line-break/><text:span text:style-name="Source_20_Text"><text:span text:style-name="T8">set(gcf,'color',[1 1 1]);</text:span></text:span></text:p>
          </table:table-cell>
          <table:table-cell table:style-name="Table3.A1" office:value-type="string">
            <text:p text:style-name="Table_20_Contents"><text:line-break/><text:line-break/><text:span text:style-name="T10"><draw:a xlink:type="simple" xlink:href="http://www.flickr.com/photos/powerofankur/4939644417/"><draw:frame draw:style-name="fr4" draw:name="graphics15" text:anchor-type="as-char" svg:width="6.403cm" svg:height="3.149cm" draw:z-index="3"><draw:image xlink:href="http://farm5.static.flickr.com/4119/4939644417_4fd9023469_m.jpg" xlink:type="simple" xlink:show="embed" xlink:actuate="onLoad"/></draw:frame></draw:a></text:span>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rebuchet MS" svg:font-family="'Trebuchet MS', arial, sans-serif"/>
    <style:font-face style:name="georgia" svg:font-family="georgia, serif"/>
    <style:font-face style:name="verdana" svg:font-family="verdana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x </meta:initial-creator>
    <meta:creation-date>2013-02-05T11:51:21</meta:creation-date>
    <dc:date>2013-02-05T11:52:42</dc:date>
    <dc:creator>Rex </dc:creator>
    <meta:editing-duration>P0D</meta:editing-duration>
    <meta:editing-cycles>1</meta:editing-cycles>
    <meta:document-statistic meta:table-count="3" meta:image-count="15" meta:object-count="0" meta:page-count="6" meta:paragraph-count="49" meta:word-count="400" meta:character-count="4767" meta:non-whitespace-character-count="4091"/>
    <meta:generator>LibreOffice/3.6$Linux_x86 LibreOffice_project/360m1$Build-2</meta:generator>
  </office:meta>
</office:document-meta>
</file>